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74b" officeooo:paragraph-rsid="001d274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d274b" officeooo:paragraph-rsid="001d274b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274b" officeooo:paragraph-rsid="001d274b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ckItem</text:p>
      <text:p text:style-name="P2">productName<text:span text:style-name="T1"> | l</text:span>ocation<text:span text:style-name="T1"> | category | quantity | quantityPar | onMenu</text:span></text:p>
      <text:p text:style-name="P2"><text:span text:style-name="T1"/></text:p>
      <text:p text:style-name="P3"><text:span text:style-name="T1">Location</text:span></text:p>
      <text:p text:style-name="P3"><text:span text:style-name="T3">roomName</text:span><text:span text:style-name="T2"> | floor</text:span></text:p>
      <text:p text:style-name="P3"><text:span text:style-name="T2"/></text:p>
      <text:p text:style-name="P3"><text:span text:style-name="T1">Category</text:span></text:p>
      <text:p text:style-name="P3"><text:span text:style-name="T3">productType</text:span><text:span text:style-name="T2"> | productName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3:45:51.378000000</meta:creation-date>
    <dc:date>2024-02-21T14:14:10.206000000</dc:date>
    <meta:editing-duration>PT28M19S</meta:editing-duration>
    <meta:editing-cycles>1</meta:editing-cycles>
    <meta:document-statistic meta:table-count="0" meta:image-count="0" meta:object-count="0" meta:page-count="1" meta:paragraph-count="6" meta:word-count="20" meta:character-count="133" meta:non-whitespace-character-count="119"/>
    <meta:generator>LibreOffice/7.6.0.3$Windows_X86_64 LibreOffice_project/69edd8b8ebc41d00b4de3915dc82f8f0fc3b6265</meta:generator>
  </office:meta>
</office:document-meta>
</file>